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eting Notes</text:p>
      <text:p text:style-name="Standard">Date: September 18, 2023</text:p>
      <text:p text:style-name="Standard">Time: 10:00 AM - 11:30 AM</text:p>
      <text:p text:style-name="Standard">Location: Virtual Meeting via Zoom</text:p>
      <text:p text:style-name="Standard"/>
      <text:p text:style-name="Standard">Attendees:</text:p>
      <text:p text:style-name="Standard">- John Smith (CEO)</text:p>
      <text:p text:style-name="Standard">- Sarah Davis (CTO)</text:p>
      <text:p text:style-name="Standard">- Michael Johnson (COO)</text:p>
      <text:p text:style-name="Standard">- Emily White (Lead Developer)</text:p>
      <text:p text:style-name="Standard">- Lisa Adams (Cloud Engineer)</text:p>
      <text:p text:style-name="Standard">- David Lee (Product Manager)</text:p>
      <text:p text:style-name="Standard"/>
      <text:p text:style-name="Standard">Agenda:</text:p>
      <text:p text:style-name="Standard">1. Project Updates</text:p>
      <text:p text:style-name="Standard">2. Cloud Service Scaling</text:p>
      <text:p text:style-name="Standard">3. Security Measures</text:p>
      <text:p text:style-name="Standard">4. Marketing Strategy</text:p>
      <text:p text:style-name="Standard">5. Action Items</text:p>
      <text:p text:style-name="Standard"/>
      <text:p text:style-name="Standard">Meeting Minutes:</text:p>
      <text:p text:style-name="Standard"/>
      <text:p text:style-name="Standard">1. Project Updates</text:p>
      <text:p text:style-name="Standard"><text:s text:c="3"/>- Emily White provided an update on the development progress of our new cloud-based service. She mentioned that the development is on track, and we expect to launch the beta version within the next two months.</text:p>
      <text:p text:style-name="Standard"><text:s text:c="3"/>- David Lee discussed the feedback received from our beta testers. He emphasized the need for improving the user interface and streamlining the user experience.</text:p>
      <text:p text:style-name="Standard"/>
      <text:p text:style-name="Standard">2. Cloud Service Scaling</text:p>
      <text:p text:style-name="Standard"><text:s text:c="3"/>- Sarah Davis addressed concerns about our cloud infrastructure's scalability. She mentioned that we should consider auto-scaling options to accommodate increased demand without compromising performance. Lisa Adams will investigate suitable solutions.</text:p>
      <text:p text:style-name="Standard"/>
      <text:p text:style-name="Standard">3. Security Measures</text:p>
      <text:p text:style-name="Standard"><text:s text:c="3"/>- Michael Johnson raised security concerns regarding data breaches and unauthorized access. The team discussed the importance of implementing robust security measures. Emily White suggested conducting a security audit before the beta launch.</text:p>
      <text:p text:style-name="Standard"><text:s text:c="3"/>- Action item: Emily will coordinate with external security experts for a comprehensive security audit.</text:p>
      <text:p text:style-name="Standard"/>
      <text:p text:style-name="Standard">4. Marketing Strategy</text:p>
      <text:p text:style-name="Standard"><text:s text:c="3"/>- John Smith shared updates on our marketing strategy. He highlighted the importance of creating engaging content to build brand awareness and attract potential users.</text:p>
      <text:p text:style-name="Standard"><text:s text:c="3"/>- The team discussed the need for a strong social media presence and content calendar to ensure consistent outreach.</text:p>
      <text:p text:style-name="Standard"/>
      <text:p text:style-name="Standard">5. Action Items</text:p>
      <text:p text:style-name="Standard"><text:s text:c="3"/>- Lisa Adams will research auto-scaling solutions for our cloud infrastructure and present her findings at the next meeting.</text:p>
      <text:p text:style-name="Standard"><text:soft-page-break/><text:s text:c="3"/>- Emily White will coordinate with external security experts for a comprehensive security audit and report back on the results.</text:p>
      <text:p text:style-name="Standard"><text:s text:c="3"/>- David Lee will work on improving the user interface based on beta tester feedback and present the updated design at the next meeting.</text:p>
      <text:p text:style-name="Standard"><text:s text:c="3"/>- John Smith will collaborate with the marketing team to develop a content calendar and social media strategy.</text:p>
      <text:p text:style-name="Standard"/>
      <text:p text:style-name="Standard">Next Meeting: </text:p>
      <text:p text:style-name="Standard">Date: October 5, 2023</text:p>
      <text:p text:style-name="Standard">Time: 10:00 AM - 11:30 AM</text:p>
      <text:p text:style-name="Standard">Location: Virtual Meeting via Zoom</text:p>
      <text:p text:style-name="Standard"/>
      <text:p text:style-name="Standard">Meeting Adjourned at 11:30 A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2:07:33.967000000</meta:creation-date>
    <dc:date>2023-09-18T12:07:56.771000000</dc:date>
    <meta:editing-duration>PT23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39" meta:word-count="367" meta:character-count="2373" meta:non-whitespace-character-count="2011"/>
  </office:meta>
</office:document-meta>
</file>